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24-12-31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24-01-0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23-01-0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21-12-3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21-01-20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9-12-18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9-01-02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7-12-2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6-12-29 15:55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5-12-30 17:0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3-01-17 15:1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2-01-18 19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1-01-03 19:2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10-01-13 18:5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9-01-06 16:26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8-01-04 20:1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7-01-05 19:5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6-01-17 23:2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5-01-07 17:0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4-01-07 02:08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3-01-03 18:40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2-01-02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1-01-05 23:0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2000-01-04 18:45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9-01-07 17:4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8-01-07 16:3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19097425301</text:p>
          </table:table-cell>
          <table:table-cell office:value-type="string" calcext:value-type="string">
            <text:p>198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